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7726"/>
    </style:style>
    <style:style style:name="T1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  <style:style style:name="T2" style:family="text">
      <style:text-properties fo:font-variant="normal" fo:text-transform="none" fo:color="#dcddde" loext:opacity="100%" style:font-name="Consolas" fo:font-size="9.75pt" fo:letter-spacing="normal" fo:font-style="normal" fo:font-weight="normal" loext:padding="0cm" loext:border="none"/>
    </style:style>
    <style:style style:name="T3" style:family="text">
      <style:text-properties officeooo:rsid="001b9a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Schule;</text:p>
      <text:p text:style-name="Standard"/>
      <text:p text:style-name="Standard">CREATE TABLE Lehrer (</text:p>
      <text:p text:style-name="Standard"><text:s text:c="4"/>L_ID CHARACTER(2) NOT NULL,</text:p>
      <text:p text:style-name="Standard"><text:s text:c="4"/>Nachname CHARACTER(10),</text:p>
      <text:p text:style-name="Standard"><text:s text:c="4"/>Vorname CHARACTER(10),</text:p>
      <text:p text:style-name="Standard"><text:s text:c="4"/>Telefon CHARACTER(20),</text:p>
      <text:p text:style-name="Standard"><text:s text:c="4"/>PRIMARY KEY (L_ID)</text:p>
      <text:p text:style-name="Standard">);</text:p>
      <text:p text:style-name="Standard"/>
      <text:p text:style-name="Standard">CREATE TABLE Bildungsgang (</text:p>
      <text:p text:style-name="Standard"><text:s text:c="4"/>BG_ID CHARACTER(4) NOT NULL,</text:p>
      <text:p text:style-name="Standard"><text:s text:c="4"/>Bildungsname CHARACTER(50),</text:p>
      <text:p text:style-name="Standard"><text:s text:c="4"/>Leiter CHARACTER(2),</text:p>
      <text:p text:style-name="Standard"><text:s text:c="4"/>PRIMARY KEY (BG_ID),</text:p>
      <text:p text:style-name="Standard"><text:s text:c="4"/>FOREIGN KEY (Leiter)</text:p>
      <text:p text:style-name="Standard"><text:s text:c="4"/><text:tab/>REFERENCES Lehrer(L_ID)</text:p>
      <text:p text:style-name="Standard">);</text:p>
      <text:p text:style-name="Standard"/>
      <text:p text:style-name="Standard">CREATE TABLE Klasse (</text:p>
      <text:p text:style-name="Standard"><text:s text:c="4"/>Klasse CHARACTER(3) NOT NULL,</text:p>
      <text:p text:style-name="Standard"><text:s text:c="4"/>Bildungsgang CHARACTER(4),</text:p>
      <text:p text:style-name="Standard"><text:s text:c="4"/>Entstehungsdatum DATE,</text:p>
      <text:p text:style-name="Standard"><text:s text:c="4"/>Klassenlehrer CHARACTER(2),</text:p>
      <text:p text:style-name="Standard"><text:s text:c="4"/>PRIMARY KEY (Klasse),</text:p>
      <text:p text:style-name="Standard"><text:s text:c="4"/>FOREIGN KEY (Bildungsgang)</text:p>
      <text:p text:style-name="Standard"><text:s text:c="4"/><text:tab/>REFERENCES Bildungsgang(BG_ID),</text:p>
      <text:p text:style-name="Standard"><text:s text:c="4"/>FOREIGN KEY (Klassenlehrer)</text:p>
      <text:p text:style-name="Standard"><text:s text:c="4"/><text:tab/>REFERENCES Lehrer(L_ID)</text:p>
      <text:p text:style-name="Standard">);</text:p>
      <text:p text:style-name="Standard"/>
      <text:p text:style-name="P1">CREATE TABLE Klassen (</text:p>
      <text:p text:style-name="P1"><text:s text:c="4"/>SchuelerNR INT(2) NOT NULL AUTO_INCREMENT, </text:p>
      <text:p text:style-name="P1"><text:s text:c="4"/>Vorname CHAR(12),</text:p>
      <text:p text:style-name="P2"><text:s text:c="4"/>Nachname CHAR(12),</text:p>
      <text:p text:style-name="P2"><text:s text:c="4"/>Eintrittsdatum DATE,</text:p>
      <text:p text:style-name="P1"><text:s text:c="4"/>Klasse CHAR(3),</text:p>
      <text:p text:style-name="P1"><text:s text:c="4"/>Ort CHAR(20),</text:p>
      <text:p text:style-name="P1"><text:s text:c="4"/>Geburtsdatum DATE,</text:p>
      <text:p text:style-name="P1"><text:s text:c="4"/>Nationalitaet CHAR(20),</text:p>
      <text:p text:style-name="P1"><text:s text:c="4"/>Geschlecht CHAR(1),</text:p>
      <text:p text:style-name="P1"><text:s text:c="4"/>schulpflichtig BOOLEAN,</text:p>
      <text:p text:style-name="P1"><text:s text:c="4"/>PRIMARY KEY (SchuelerNR),</text:p>
      <text:p text:style-name="P1"><text:s text:c="4"/>FOREIGN KEY (Klasse)</text:p>
      <text:p text:style-name="P1"><text:s text:c="2"/><text:tab/> <text:s text:c="2"/>REFERENCES klassen(klasse)</text:p>
      <text:p text:style-name="P1">);</text:p>
      <text:p text:style-name="P1"/>
      <text:p text:style-name="P1">INSERT INTO lehrer(L_ID, Nachname, Vorname, Telefon) VALUES ('Ja','Janis','Kimi','01761234567')</text:p>
      <text:p text:style-name="P1"/>
      <text:p text:style-name="P1">INSERT INTO lehrer(L_ID, Nachname, Vorname, Telefon) VALUES ('Fb','Feldbusch','Fernando','01571234567');</text:p>
      <text:p text:style-name="P1"><text:soft-page-break/>INSERT INTO lehrer(L_ID, Nachname, Vorname, Telefon) VALUES ('Kr','Krebs','Lewis','01631234567');</text:p>
      <text:p text:style-name="P1">INSERT INTO lehrer(L_ID, Nachname, Vorname, Telefon) VALUES ('Ku','Kurz','Sebastian','01631337567');</text:p>
      <text:p text:style-name="P1">INSERT INTO lehrer(L_ID, Nachname, Vorname, Telefon) VALUES ('La','Lang','Johannes','06942013337');</text:p>
      <text:p text:style-name="P1"/>
      <text:p text:style-name="P1">INSERT INTO bildungsgang(BG_ID, Bildungs<text:span text:style-name="T3">name</text:span>, Leiter) VALUES ('Ind','Industrie','Ku');</text:p>
      <text:p text:style-name="P1">INSERT INTO bildungsgang(BG_ID, Bildungs<text:span text:style-name="T3">name</text:span>, Leiter) VALUES ('HöHa','Höhere Handelsschule','Fb');</text:p>
      <text:p text:style-name="P1">INSERT INTO bildungsgang(BG_ID, Bildungs<text:span text:style-name="T3">name</text:span>, Leiter) VALUES ('EH','Einzelhandel','La');</text:p>
      <text:p text:style-name="P1"/>
      <text:p text:style-name="P1">INSERT INTO klasse(Klasse, Bildungsgang, Entstehungsdatum, Klassenlehrer) VALUES ('130','Ind','14-08-17','Ja');</text:p>
      <text:p text:style-name="P1">INSERT INTO klasse(Klasse, Bildungsgang, Entstehungsdatum, Klassenlehrer) VALUES ('751','EH','16-08-08','Kr');</text:p>
      <text:p text:style-name="P1">INSERT INTO klasse(Klasse, Bildungsgang, Entstehungsdatum, Klassenlehrer) VALUES ('H61','HöHa','16-08-08','Fb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3:00:32.022000000</meta:creation-date>
    <meta:editing-duration>PT8M3S</meta:editing-duration>
    <meta:editing-cycles>4</meta:editing-cycles>
    <meta:generator>LibreOffice/7.1.1.2$Windows_X86_64 LibreOffice_project/fe0b08f4af1bacafe4c7ecc87ce55bb426164676</meta:generator>
    <dc:date>2021-04-12T13:08:29.397000000</dc:date>
    <meta:document-statistic meta:table-count="0" meta:image-count="0" meta:object-count="0" meta:page-count="2" meta:paragraph-count="53" meta:word-count="192" meta:character-count="2121" meta:non-whitespace-character-count="1844"/>
  </office:meta>
</office:document-meta>
</file>